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925in" fo:margin-left="0in" table:align="left" style:writing-mode="lr-tb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5" style:family="table">
      <style:table-properties style:width="6.925in" fo:margin-left="0in" table:align="left" style:writing-mode="lr-tb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5.A2" style:family="table-cell">
      <style:table-cell-properties style:vertical-align="top" fo:padding="0.0694in" fo:border="1pt solid #000000"/>
    </style:style>
    <style:style style:name="Table5.A4" style:family="table-cell">
      <style:table-cell-properties style:vertical-align="top" fo:padding="0.0694in" fo:border="1pt solid #000000"/>
    </style:style>
    <style:style style:name="Table6" style:family="table">
      <style:table-properties style:width="6.7854in" fo:margin-left="0in" table:align="left" style:writing-mode="lr-tb"/>
    </style:style>
    <style:style style:name="Table6.A" style:family="table-column">
      <style:table-column-properties style:column-width="2.2618in"/>
    </style:style>
    <style:style style:name="Table6.A1" style:family="table-cell">
      <style:table-cell-properties style:vertical-align="top" fo:padding="0.0694in" fo:border="1pt solid #000000"/>
    </style:style>
    <style:style style:name="Table7" style:family="table">
      <style:table-properties style:width="6.925in" fo:margin-left="0in" table:align="left" style:writing-mode="lr-tb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7.A2" style:family="table-cell">
      <style:table-cell-properties style:vertical-align="top" fo:padding="0.0694in" fo:border="1pt solid #000000"/>
    </style:style>
    <style:style style:name="Table7.A4" style:family="table-cell">
      <style:table-cell-properties style:vertical-align="top" fo:padding="0.0694in" fo:border="1pt solid #000000"/>
    </style:style>
    <style:style style:name="Table8" style:family="table">
      <style:table-properties style:width="6.7875in" fo:margin-left="0in" table:align="left" style:writing-mode="lr-tb"/>
    </style:style>
    <style:style style:name="Table8.A" style:family="table-column">
      <style:table-column-properties style:column-width="0.7542in"/>
    </style:style>
    <style:style style:name="Table8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5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6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TINKER</text:span><text:span text:style-name="T4"> </text:span><text:span text:style-name="T4">ACADEMY</text:span></text:p>
      <text:p text:style-name="P4"/>
      <text:p text:style-name="P2"><text:span text:style-name="T3">SCRATCH</text:span><text:span text:style-name="T3"> </text:span><text:span text:style-name="T3">Programming</text:span><text:span text:style-name="T3"> </text:span><text:span text:style-name="T3">Advanced</text:span></text:p>
      <text:p text:style-name="P6"/>
      <text:p text:style-name="P3"><text:span text:style-name="T2">Quiz</text:span><text:span text:style-name="T2"> 5: </text:span><text:span text:style-name="T2">Application</text:span><text:span text:style-name="T2"> </text:span><text:span text:style-name="T2">Of</text:span><text:span text:style-name="T2"> </text:span><text:span text:style-name="T2">Data</text:span><text:span text:style-name="T2"> </text:span><text:span text:style-name="T2">Structures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5">Welcome</text:span><text:span text:style-name="T5"> </text:span><text:span text:style-name="T5">to</text:span><text:span text:style-name="T5"> </text:span><text:span text:style-name="T5">the</text:span><text:span text:style-name="T5"> </text:span><text:span text:style-name="T5">Class</text:span><text:span text:style-name="T5">!</text:span></text:p>
            <text:p text:style-name="P11"/>
            <text:p text:style-name="P10"><text:span text:style-name="T5">This</text:span><text:span text:style-name="T5"> </text:span><text:span text:style-name="T5">quiz</text:span><text:span text:style-name="T5"> </text:span><text:span text:style-name="T5">will</text:span><text:span text:style-name="T5"> </text:span><text:span text:style-name="T5">cover</text:span><text:span text:style-name="T5"> </text:span><text:span text:style-name="T5">the</text:span><text:span text:style-name="T5"> </text:span><text:span text:style-name="T6">fifth</text:span><text:span text:style-name="T5"> </text:span><text:span text:style-name="T5">SCRATCH</text:span><text:span text:style-name="T5"> </text:span><text:span text:style-name="T5">Programming</text:span><text:span text:style-name="T5"> </text:span><text:span text:style-name="T5">Advanced</text:span><text:span text:style-name="T5"> </text:span><text:span text:style-name="T5">class</text:span><text:span text:style-name="T5">.</text:span></text:p>
            <text:p text:style-name="P11"/>
            <text:p text:style-name="P10"><text:span text:style-name="T5">This</text:span><text:span text:style-name="T5"> </text:span><text:span text:style-name="T5">quiz</text:span><text:span text:style-name="T5"> </text:span><text:span text:style-name="T5">is</text:span><text:span text:style-name="T5"> </text:span><text:span text:style-name="T5">graded</text:span><text:span text:style-name="T5">!</text:span></text:p>
          </table:table-cell>
        </table:table-row>
      </table:table>
      <text:p text:style-name="P1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pan text:style-name="T5">Question</text:span><text:span text:style-name="T5"> 1</text:span></text:p>
          </table:table-cell>
        </table:table-row>
        <table:table-row>
          <table:table-cell table:style-name="Table2.A2" office:value-type="string">
            <text:p text:style-name="P10"><text:span text:style-name="T5">Write</text:span><text:span text:style-name="T5"> </text:span><text:span text:style-name="T5">the</text:span><text:span text:style-name="T5"> </text:span><text:span text:style-name="T5">formula</text:span><text:span text:style-name="T5"> </text:span><text:span text:style-name="T5">to</text:span><text:span text:style-name="T5"> </text:span><text:span text:style-name="T5">map</text:span><text:span text:style-name="T5"> </text:span><text:span text:style-name="T5">a</text:span><text:span text:style-name="T5"> 4 </text:span><text:span text:style-name="T5">x</text:span><text:span text:style-name="T5"> 4 </text:span><text:span text:style-name="T5">Matrix</text:span><text:span text:style-name="T5"> </text:span><text:span text:style-name="T5">to</text:span><text:span text:style-name="T5"> </text:span><text:span text:style-name="T5">a</text:span><text:span text:style-name="T5"> </text:span><text:span text:style-name="T5">List</text:span><text:span text:style-name="T5"> </text:span><text:span text:style-name="T5">Index</text:span></text:p>
            <text:p text:style-name="P11"/>
            <text:p text:style-name="P10"><text:span text:style-name="T5">Use</text:span><text:span text:style-name="T5"> </text:span><text:span text:style-name="T5">R</text:span><text:span text:style-name="T5"> </text:span><text:span text:style-name="T5">to</text:span><text:span text:style-name="T5"> </text:span><text:span text:style-name="T5">indicate</text:span><text:span text:style-name="T5"> </text:span><text:span text:style-name="T5">the</text:span><text:span text:style-name="T5"> </text:span><text:span text:style-name="T5">Row</text:span><text:span text:style-name="T5"> </text:span><text:span text:style-name="T5">Number</text:span><text:span text:style-name="T5"> (</text:span><text:span text:style-name="T5">starts</text:span><text:span text:style-name="T5"> </text:span><text:span text:style-name="T5">from</text:span><text:span text:style-name="T5"> 1)</text:span></text:p>
            <text:p text:style-name="P10"><text:span text:style-name="T5">Use</text:span><text:span text:style-name="T5"> </text:span><text:span text:style-name="T5">C</text:span><text:span text:style-name="T5"> </text:span><text:span text:style-name="T5">to</text:span><text:span text:style-name="T5"> </text:span><text:span text:style-name="T5">indicate</text:span><text:span text:style-name="T5"> </text:span><text:span text:style-name="T5">the</text:span><text:span text:style-name="T5"> </text:span><text:span text:style-name="T5">Col</text:span><text:span text:style-name="T5"> </text:span><text:span text:style-name="T5">Number</text:span><text:span text:style-name="T5"> (</text:span><text:span text:style-name="T5">starts</text:span><text:span text:style-name="T5"> </text:span><text:span text:style-name="T5">from</text:span><text:span text:style-name="T5"> 1)</text:span></text:p>
            <text:p text:style-name="P10"><text:span text:style-name="T5">Use</text:span><text:span text:style-name="T5"> </text:span><text:span text:style-name="T5">I</text:span><text:span text:style-name="T5"> </text:span><text:span text:style-name="T5">to</text:span><text:span text:style-name="T5"> </text:span><text:span text:style-name="T5">indicate</text:span><text:span text:style-name="T5"> </text:span><text:span text:style-name="T5">the</text:span><text:span text:style-name="T5"> </text:span><text:span text:style-name="T5">List</text:span><text:span text:style-name="T5"> </text:span><text:span text:style-name="T5">Index</text:span><text:span text:style-name="T5"> (</text:span><text:span text:style-name="T5">starts</text:span><text:span text:style-name="T5"> </text:span><text:span text:style-name="T5">from</text:span><text:span text:style-name="T5"> 1)</text:span></text:p>
            <text:p text:style-name="P11"/>
            <text:p text:style-name="P11"/>
            <text:p text:style-name="P10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/text:p>
          </table:table-cell>
        </table:table-row>
        <table:table-row>
          <table:table-cell table:style-name="Table2.A1" office:value-type="string">
            <text:p text:style-name="P11">Answer</text:p>
          </table:table-cell>
        </table:table-row>
        <table:table-row>
          <table:table-cell table:style-name="Table2.A4" office:value-type="string">
            <text:p text:style-name="P13">I = (R – 1) * 4 + (C – 1) + 1</text:p>
            <text:p text:style-name="P11"/>
          </table:table-cell>
        </table:table-row>
      </table:table>
      <text:p text:style-name="P1"/>
      <text:p text:style-name="P9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<text:span text:style-name="T5">Question</text:span><text:span text:style-name="T5"> 2</text:span></text:p>
          </table:table-cell>
        </table:table-row>
        <table:table-row>
          <table:table-cell table:style-name="Table3.A2" office:value-type="string">
            <text:p text:style-name="P10"><text:span text:style-name="T5">Write</text:span><text:span text:style-name="T5"> </text:span><text:span text:style-name="T5">the</text:span><text:span text:style-name="T5"> </text:span><text:span text:style-name="T5">formula</text:span><text:span text:style-name="T5"> </text:span><text:span text:style-name="T5">to</text:span><text:span text:style-name="T5"> </text:span><text:span text:style-name="T5">map</text:span><text:span text:style-name="T5"> </text:span><text:span text:style-name="T5">a</text:span><text:span text:style-name="T5"> </text:span><text:span text:style-name="T5">List</text:span><text:span text:style-name="T5"> </text:span><text:span text:style-name="T5">Index</text:span><text:span text:style-name="T5"> </text:span><text:span text:style-name="T5">to</text:span><text:span text:style-name="T5"> </text:span><text:span text:style-name="T5">a</text:span><text:span text:style-name="T5"> 4 </text:span><text:span text:style-name="T5">x</text:span><text:span text:style-name="T5"> 4 </text:span><text:span text:style-name="T5">Matrix</text:span></text:p>
            <text:p text:style-name="P11"/>
            <text:p text:style-name="P10"><text:span text:style-name="T5">Use</text:span><text:span text:style-name="T5"> </text:span><text:span text:style-name="T5">R</text:span><text:span text:style-name="T5"> </text:span><text:span text:style-name="T5">to</text:span><text:span text:style-name="T5"> </text:span><text:span text:style-name="T5">indicate</text:span><text:span text:style-name="T5"> </text:span><text:span text:style-name="T5">the</text:span><text:span text:style-name="T5"> </text:span><text:span text:style-name="T5">Row</text:span><text:span text:style-name="T5"> </text:span><text:span text:style-name="T5">Number</text:span><text:span text:style-name="T5"> (</text:span><text:span text:style-name="T5">starts</text:span><text:span text:style-name="T5"> </text:span><text:span text:style-name="T5">from</text:span><text:span text:style-name="T5"> 1)</text:span></text:p>
            <text:p text:style-name="P10"><text:span text:style-name="T5">Use</text:span><text:span text:style-name="T5"> </text:span><text:span text:style-name="T5">C</text:span><text:span text:style-name="T5"> </text:span><text:span text:style-name="T5">to</text:span><text:span text:style-name="T5"> </text:span><text:span text:style-name="T5">indicate</text:span><text:span text:style-name="T5"> </text:span><text:span text:style-name="T5">the</text:span><text:span text:style-name="T5"> </text:span><text:span text:style-name="T5">Col</text:span><text:span text:style-name="T5"> </text:span><text:span text:style-name="T5">Number</text:span><text:span text:style-name="T5"> (</text:span><text:span text:style-name="T5">starts</text:span><text:span text:style-name="T5"> </text:span><text:span text:style-name="T5">from</text:span><text:span text:style-name="T5"> 1)</text:span></text:p>
            <text:p text:style-name="P10"><text:span text:style-name="T5">Use</text:span><text:span text:style-name="T5"> </text:span><text:span text:style-name="T5">I</text:span><text:span text:style-name="T5"> </text:span><text:span text:style-name="T5">to</text:span><text:span text:style-name="T5"> </text:span><text:span text:style-name="T5">indicate</text:span><text:span text:style-name="T5"> </text:span><text:span text:style-name="T5">the</text:span><text:span text:style-name="T5"> </text:span><text:span text:style-name="T5">List</text:span><text:span text:style-name="T5"> </text:span><text:span text:style-name="T5">Index</text:span><text:span text:style-name="T5"> (</text:span><text:span text:style-name="T5">starts</text:span><text:span text:style-name="T5"> </text:span><text:span text:style-name="T5">from</text:span><text:span text:style-name="T5"> 1)</text:span></text:p>
            <text:p text:style-name="P11"/>
            <text:p text:style-name="P11"/>
            <text:p text:style-name="P10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/text:p>
          </table:table-cell>
        </table:table-row>
        <table:table-row>
          <table:table-cell table:style-name="Table3.A1" office:value-type="string">
            <text:p text:style-name="P11">Answer</text:p>
          </table:table-cell>
        </table:table-row>
        <table:table-row>
          <table:table-cell table:style-name="Table3.A4" office:value-type="string">
            <text:p text:style-name="P13">R = (I – 1) / 4 + 1</text:p>
            <text:p text:style-name="P20">C = (I – 1) % 4 + 1</text:p>
          </table:table-cell>
        </table:table-row>
      </table:table>
      <text:p text:style-name="P1"><text:soft-page-break/></text:p>
      <text:p text:style-name="P1"/>
      <text:p text:style-name="P9"/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0"><text:span text:style-name="T5">Question</text:span><text:span text:style-name="T5"> 3</text:span></text:p>
          </table:table-cell>
        </table:table-row>
        <table:table-row>
          <table:table-cell table:style-name="Table5.A2" office:value-type="string">
            <text:p text:style-name="P14"><text:span text:style-name="T5">Assume</text:span><text:span text:style-name="T5"> </text:span><text:span text:style-name="T5">that</text:span><text:span text:style-name="T5"> </text:span><text:span text:style-name="T5">we</text:span><text:span text:style-name="T5"> </text:span><text:span text:style-name="T5">want</text:span><text:span text:style-name="T5"> </text:span><text:span text:style-name="T5">to</text:span><text:span text:style-name="T5"> </text:span><text:span text:style-name="T5">represent</text:span><text:span text:style-name="T5"> </text:span><text:span text:style-name="T5">in</text:span><text:span text:style-name="T5"> </text:span><text:span text:style-name="T5">column</text:span><text:span text:style-name="T5"> </text:span><text:span text:style-name="T5">order</text:span><text:span text:style-name="T5">. </text:span></text:p>
            <text:p text:style-name="P12"/>
            <text:p text:style-name="P14"><text:span text:style-name="T5">For</text:span><text:span text:style-name="T5"> </text:span><text:span text:style-name="T5">a</text:span><text:span text:style-name="T5"> 3 </text:span><text:span text:style-name="T5">x</text:span><text:span text:style-name="T5"> 3 </text:span><text:span text:style-name="T5">Matrix</text:span><text:span text:style-name="T5"> </text:span><text:span text:style-name="T5">in</text:span><text:span text:style-name="T5"> </text:span><text:span text:style-name="T5">Column</text:span><text:span text:style-name="T5"> </text:span><text:span text:style-name="T5">Order</text:span></text:p>
            <text:p text:style-name="P12"/>
            <text:p text:style-name="P14"><text:span text:style-name="T5">List</text:span><text:span text:style-name="T5"> </text:span><text:span text:style-name="T5">Index</text:span><text:span text:style-name="T5"> 1 </text:span><text:span text:style-name="T5">will</text:span><text:span text:style-name="T5"> </text:span><text:span text:style-name="T5">store</text:span><text:span text:style-name="T5"> </text:span><text:span text:style-name="T5">Row</text:span><text:span text:style-name="T5"> 1, </text:span><text:span text:style-name="T5">Column</text:span><text:span text:style-name="T5"> 1</text:span></text:p>
            <text:p text:style-name="P14"><text:span text:style-name="T5">List</text:span><text:span text:style-name="T5"> </text:span><text:span text:style-name="T5">Index</text:span><text:span text:style-name="T5"> 2 </text:span><text:span text:style-name="T5">will</text:span><text:span text:style-name="T5"> </text:span><text:span text:style-name="T5">store</text:span><text:span text:style-name="T5"> </text:span><text:span text:style-name="T5">Row</text:span><text:span text:style-name="T5"> 2, </text:span><text:span text:style-name="T5">Column</text:span><text:span text:style-name="T5"> 1</text:span></text:p>
            <text:p text:style-name="P14"><text:span text:style-name="T5">List</text:span><text:span text:style-name="T5"> </text:span><text:span text:style-name="T5">Index</text:span><text:span text:style-name="T5"> 3 </text:span><text:span text:style-name="T5">will</text:span><text:span text:style-name="T5"> </text:span><text:span text:style-name="T5">store</text:span><text:span text:style-name="T5"> </text:span><text:span text:style-name="T5">Row</text:span><text:span text:style-name="T5"> 2, </text:span><text:span text:style-name="T5">Column</text:span><text:span text:style-name="T5"> 3</text:span></text:p>
            <text:p text:style-name="P11"/>
            <text:p text:style-name="P11"/>
            <table:table table:name="Table6" table:style-name="Table6">
              <table:table-column table:style-name="Table6.A" table:number-columns-repeated="3"/>
              <table:table-row>
                <table:table-cell table:style-name="Table6.A1" office:value-type="string">
                  <text:p text:style-name="P17">5</text:p>
                </table:table-cell>
                <table:table-cell table:style-name="Table6.A1" office:value-type="string">
                  <text:p text:style-name="P17">7</text:p>
                </table:table-cell>
                <table:table-cell table:style-name="Table6.A1" office:value-type="string">
                  <text:p text:style-name="P17">8</text:p>
                </table:table-cell>
              </table:table-row>
              <table:table-row>
                <table:table-cell table:style-name="Table6.A1" office:value-type="string">
                  <text:p text:style-name="P17">2</text:p>
                </table:table-cell>
                <table:table-cell table:style-name="Table6.A1" office:value-type="string">
                  <text:p text:style-name="P17">3</text:p>
                </table:table-cell>
                <table:table-cell table:style-name="Table6.A1" office:value-type="string">
                  <text:p text:style-name="P17">1</text:p>
                </table:table-cell>
              </table:table-row>
              <table:table-row>
                <table:table-cell table:style-name="Table6.A1" office:value-type="string">
                  <text:p text:style-name="P17">9</text:p>
                </table:table-cell>
                <table:table-cell table:style-name="Table6.A1" office:value-type="string">
                  <text:p text:style-name="P17">4</text:p>
                </table:table-cell>
                <table:table-cell table:style-name="Table6.A1" office:value-type="string">
                  <text:p text:style-name="P17">6</text:p>
                </table:table-cell>
              </table:table-row>
            </table:table>
            <text:p text:style-name="P13"/>
            <text:p text:style-name="P14"><text:span text:style-name="T5">What</text:span><text:span text:style-name="T5"> </text:span><text:span text:style-name="T5">number</text:span><text:span text:style-name="T5"> </text:span><text:span text:style-name="T5">will</text:span><text:span text:style-name="T5"> </text:span><text:span text:style-name="T5">be</text:span><text:span text:style-name="T5"> </text:span><text:span text:style-name="T5">stored</text:span><text:span text:style-name="T5"> </text:span><text:span text:style-name="T5">at</text:span><text:span text:style-name="T5"> </text:span><text:span text:style-name="T5">List</text:span><text:span text:style-name="T5"> </text:span><text:span text:style-name="T5">Index</text:span><text:span text:style-name="T5"> 7</text:span></text:p>
            <text:p text:style-name="P12"/>
            <text:p text:style-name="P14"><text:span text:style-name="T5">Type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</text:span></text:p>
          </table:table-cell>
        </table:table-row>
        <table:table-row>
          <table:table-cell table:style-name="Table5.A1" office:value-type="string">
            <text:p text:style-name="P11">Answer</text:p>
          </table:table-cell>
        </table:table-row>
        <table:table-row>
          <table:table-cell table:style-name="Table5.A4" office:value-type="string">
            <text:p text:style-name="P13">8</text:p>
          </table:table-cell>
        </table:table-row>
      </table:table>
      <text:p text:style-name="P1"/>
      <text:p text:style-name="P5"/>
      <text:p text:style-name="P9"/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<text:span text:style-name="T5">Question</text:span><text:span text:style-name="T5"> 4</text:span></text:p>
          </table:table-cell>
        </table:table-row>
        <table:table-row>
          <table:table-cell table:style-name="Table7.A2" office:value-type="string">
            <text:p text:style-name="P14"><text:span text:style-name="T5">Assume</text:span><text:span text:style-name="T5"> </text:span><text:span text:style-name="T5">that</text:span><text:span text:style-name="T5"> </text:span><text:span text:style-name="T5">we</text:span><text:span text:style-name="T5"> </text:span><text:span text:style-name="T5">want</text:span><text:span text:style-name="T5"> </text:span><text:span text:style-name="T5">to</text:span><text:span text:style-name="T5"> </text:span><text:span text:style-name="T5">represent</text:span><text:span text:style-name="T5"> </text:span><text:span text:style-name="T5">in</text:span><text:span text:style-name="T5"> </text:span><text:span text:style-name="T5">column</text:span><text:span text:style-name="T5"> </text:span><text:span text:style-name="T5">order</text:span><text:span text:style-name="T5">. </text:span></text:p>
            <text:p text:style-name="P12"/>
            <text:p text:style-name="P14"><text:span text:style-name="T5">For</text:span><text:span text:style-name="T5"> </text:span><text:span text:style-name="T5">a</text:span><text:span text:style-name="T5"> 3 </text:span><text:span text:style-name="T5">x</text:span><text:span text:style-name="T5"> 3 </text:span><text:span text:style-name="T5">Matrix</text:span><text:span text:style-name="T5"> </text:span><text:span text:style-name="T5">in</text:span><text:span text:style-name="T5"> </text:span><text:span text:style-name="T5">Column</text:span><text:span text:style-name="T5"> </text:span><text:span text:style-name="T5">Order</text:span></text:p>
            <text:p text:style-name="P12"/>
            <text:p text:style-name="P14"><text:span text:style-name="T5">In</text:span><text:span text:style-name="T5"> </text:span><text:span text:style-name="T5">column</text:span><text:span text:style-name="T5"> </text:span><text:span text:style-name="T5">order</text:span><text:span text:style-name="T5"> </text:span></text:p>
            <text:p text:style-name="P12"/>
            <text:p text:style-name="P14"><text:span text:style-name="T5">List</text:span><text:span text:style-name="T5"> </text:span><text:span text:style-name="T5">Index</text:span><text:span text:style-name="T5"> 1 </text:span><text:span text:style-name="T5">will</text:span><text:span text:style-name="T5"> </text:span><text:span text:style-name="T5">store</text:span><text:span text:style-name="T5"> </text:span><text:span text:style-name="T5">Row</text:span><text:span text:style-name="T5"> 1, </text:span><text:span text:style-name="T5">Column</text:span><text:span text:style-name="T5"> 1</text:span></text:p>
            <text:p text:style-name="P14"><text:span text:style-name="T5">List</text:span><text:span text:style-name="T5"> </text:span><text:span text:style-name="T5">Index</text:span><text:span text:style-name="T5"> 2 </text:span><text:span text:style-name="T5">will</text:span><text:span text:style-name="T5"> </text:span><text:span text:style-name="T5">store</text:span><text:span text:style-name="T5"> </text:span><text:span text:style-name="T5">Row</text:span><text:span text:style-name="T5"> 2, </text:span><text:span text:style-name="T5">Column</text:span><text:span text:style-name="T5"> 1</text:span></text:p>
            <text:p text:style-name="P14"><text:span text:style-name="T5">List</text:span><text:span text:style-name="T5"> </text:span><text:span text:style-name="T5">Index</text:span><text:span text:style-name="T5"> 3 </text:span><text:span text:style-name="T5">will</text:span><text:span text:style-name="T5"> </text:span><text:span text:style-name="T5">store</text:span><text:span text:style-name="T5"> </text:span><text:span text:style-name="T5">Row</text:span><text:span text:style-name="T5"> 2, </text:span><text:span text:style-name="T5">Column</text:span><text:span text:style-name="T5"> 3</text:span></text:p>
            <text:p text:style-name="P12"/>
            <text:p text:style-name="P11"/>
            <text:p text:style-name="P11"/>
            <table:table table:name="Table8" table:style-name="Table8">
              <table:table-column table:style-name="Table8.A" table:number-columns-repeated="9"/>
              <table:table-row>
                <table:table-cell table:style-name="Table8.A1" office:value-type="string">
                  <text:p text:style-name="P17">5</text:p>
                </table:table-cell>
                <table:table-cell table:style-name="Table8.A1" office:value-type="string">
                  <text:p text:style-name="P17">2</text:p>
                </table:table-cell>
                <table:table-cell table:style-name="Table8.A1" office:value-type="string">
                  <text:p text:style-name="P17">9</text:p>
                </table:table-cell>
                <table:table-cell table:style-name="Table8.A1" office:value-type="string">
                  <text:p text:style-name="P17">7</text:p>
                </table:table-cell>
                <table:table-cell table:style-name="Table8.A1" office:value-type="string">
                  <text:p text:style-name="P17">3</text:p>
                </table:table-cell>
                <table:table-cell table:style-name="Table8.A1" office:value-type="string">
                  <text:p text:style-name="P17">4</text:p>
                </table:table-cell>
                <table:table-cell table:style-name="Table8.A1" office:value-type="string">
                  <text:p text:style-name="P17">8</text:p>
                </table:table-cell>
                <table:table-cell table:style-name="Table8.A1" office:value-type="string">
                  <text:p text:style-name="P17">1</text:p>
                </table:table-cell>
                <table:table-cell table:style-name="Table8.A1" office:value-type="string">
                  <text:p text:style-name="P17">6</text:p>
                </table:table-cell>
              </table:table-row>
            </table:table>
            <text:p text:style-name="P13"><text:soft-page-break/></text:p>
            <text:p text:style-name="P14"><text:span text:style-name="T5">What</text:span><text:span text:style-name="T5"> </text:span><text:span text:style-name="T5">number</text:span><text:span text:style-name="T5"> </text:span><text:span text:style-name="T5">will</text:span><text:span text:style-name="T5"> </text:span><text:span text:style-name="T5">be</text:span><text:span text:style-name="T5"> </text:span><text:span text:style-name="T5">stored</text:span><text:span text:style-name="T5"> </text:span><text:span text:style-name="T5">at</text:span><text:span text:style-name="T5"> </text:span><text:span text:style-name="T5">Row</text:span><text:span text:style-name="T5"> 3, </text:span><text:span text:style-name="T5">Column</text:span><text:span text:style-name="T5"> 2<text:line-break/><text:line-break/></text:span><text:span text:style-name="T5">Type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</text:span></text:p>
          </table:table-cell>
        </table:table-row>
        <table:table-row>
          <table:table-cell table:style-name="Table7.A1" office:value-type="string">
            <text:p text:style-name="P11">Answer</text:p>
          </table:table-cell>
        </table:table-row>
        <table:table-row>
          <table:table-cell table:style-name="Table7.A4" office:value-type="string">
            <text:p text:style-name="P13">1</text:p>
          </table:table-cell>
        </table:table-row>
      </table:table>
      <text:p text:style-name="P1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665in" fo:margin-bottom="0.0835in" fo:line-height="100%" fo:break-before="auto" fo:break-after="auto" fo:keep-with-next="always" style:writing-mode="lr-tb"/>
      <style:text-properties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fo:line-height="100%" fo:break-before="auto" fo:break-after="auto" fo:keep-with-next="always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fo:line-height="100%" fo:break-before="auto" fo:break-after="auto" fo:keep-with-next="always" style:writing-mode="lr-tb"/>
      <style:text-properties fo:color="#808080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28pt" fo:font-weight="bold" style:font-name-asian="Verdana" style:font-size-asian="28pt" style:font-weight-asian="bold" style:font-name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</text:span><text:span text:style-name="MT1">Tinker</text:span><text:span text:style-name="MT1"> </text:span><text:span text:style-name="MT1">Academy</text:span><text:span text:style-name="MT1">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Tinker Academy</dc:creator>
    <meta:editing-cycles>2</meta:editing-cycles>
    <meta:document-statistic meta:table-count="7" meta:image-count="0" meta:object-count="0" meta:page-count="3" meta:paragraph-count="62" meta:word-count="330" meta:character-count="1441" meta:non-whitespace-character-count="1160"/>
    <dc:date>2014-11-04T22:52:08</dc:date>
    <meta:editing-duration>PT6M27S</meta:editing-duration>
  </office:meta>
</office:document-meta>
</file>